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a68f" officeooo:paragraph-rsid="001ba68f"/>
    </style:style>
    <style:style style:name="P2" style:family="paragraph" style:parent-style-name="Standard">
      <style:text-properties fo:font-size="15pt" style:text-underline-style="solid" style:text-underline-width="auto" style:text-underline-color="font-color" officeooo:rsid="001ba68f" officeooo:paragraph-rsid="001ba68f" style:font-size-asian="15pt" style:font-size-complex="15pt"/>
    </style:style>
    <style:style style:name="P3" style:family="paragraph" style:parent-style-name="Standard">
      <style:text-properties fo:font-size="15pt" style:text-underline-style="solid" style:text-underline-width="auto" style:text-underline-color="font-color" officeooo:rsid="001ba68f" officeooo:paragraph-rsid="001ba68f" style:font-size-asian="13.1000003814697pt" style:font-size-complex="15pt"/>
    </style:style>
    <style:style style:name="P4" style:family="paragraph" style:parent-style-name="Standard">
      <style:text-properties fo:font-size="12pt" officeooo:rsid="001ba68f" officeooo:paragraph-rsid="001ba68f" style:font-size-asian="10.5pt" style:font-size-complex="12pt"/>
    </style:style>
    <style:style style:name="T1" style:family="text">
      <style:text-properties officeooo:rsid="001d0f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hdanto</text:p>
      <text:p text:style-name="P1">Aktiivisena roolipelaaja ja pelinjohtajana itselläni on usein ongelmana muistiinpanojen säilyttäminen järkevässä paikassa, josta kaikki osapuolet voisivat lukea niitä kivuttomasti. Tarkoitus olisi luoda sivusto jossa olisi mahdollisuus pitää yllä useiden pelien muistiinpanoja järkevästi. Ohjelmassa pelinjohtaja voi luoda pelin ja liittää siihen pelaajia. Pelin johtaja voi luoda jokaiselle sessiolle oman sivunsa jonne voi jälkikäteen kirjoittaa mitä pelissä on tapahtunut. Sen lisäksi pelinjohtaja voi tehdä yksittäisiä artikkeleita joko hahmoista, esineistä, tapahtumista ja paikoista. Pelaajat voivat käydä lukemassa näitä, sekä hallinnoida omille hahmoillensa tehtyjä sivuja. Sivuja voi muuten lukea vapaasti, paitsi pelinjohtaja voi halutessaan piilottaa pelistä sivuja pelaajilta ja kirjautumattomilta vierailta.</text:p>
      <text:p text:style-name="P1"/>
      <text:p text:style-name="P3">Käyttötapaukset</text:p>
      <text:p text:style-name="P4">Käyttäjä voi luoda itselleen pelin, jolloin tämä on sen pelinjohtaja. Hän voi lisätä muita käyttäjiä peliin mukaan. Pelinjohtaja voi luoda peliin <text:span text:style-name="T1">sessioita, </text:span>hahmoja, esineitä, tapahtumia tai paikkoja ja asettaa niitä halutessaan yksityisiksi. <text:span text:style-name="T1">Pelaaja voi hallinnoida pelissä omaa hahmosivuaan ja lukea kaikkia muistiinpanoja. Kuka tahansa voi käydä lukemassa julkisia asioita, mutta silloin mitään ei voi muok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5:48:36.328108485</meta:creation-date>
    <dc:date>2018-01-21T16:05:28.446340934</dc:date>
    <meta:editing-duration>PT14S</meta:editing-duration>
    <meta:editing-cycles>1</meta:editing-cycles>
    <meta:document-statistic meta:table-count="0" meta:image-count="0" meta:object-count="0" meta:page-count="1" meta:paragraph-count="4" meta:word-count="154" meta:character-count="1256" meta:non-whitespace-character-count="1106"/>
    <meta:generator>LibreOffice/5.4.2.2$Linux_X86_64 LibreOffice_project/40m0$Build-2</meta:generator>
  </office:meta>
</office:document-meta>
</file>